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99ff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Horas</text:p>
          </table:table-cell>
          <table:table-cell table:style-name="ce7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8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1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5"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8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8" table:content-validation-name="val1"/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8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8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Encontrados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Resueltos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6" office:value-type="string" calcext:value-type="string">
            <text:p>TiempoRestante</text:p>
          </table:table-cell>
          <table:table-cell table:style-name="ce6" table:number-columns-repeated="5"/>
          <table:table-cell table:style-name="ce6" table:formula="of:=[.$D24]-SUM([.$H30:.H30])" office:value-type="float" office:value="94" calcext:value-type="float">
            <text:p>94</text:p>
          </table:table-cell>
          <table:table-cell table:style-name="ce6" table:formula="of:=[.$D24]-SUM([.$H30:.I30])" office:value-type="float" office:value="94" calcext:value-type="float">
            <text:p>94</text:p>
          </table:table-cell>
          <table:table-cell table:style-name="ce6" table:formula="of:=[.$D24]-SUM([.$H30:.J30])" office:value-type="float" office:value="94" calcext:value-type="float">
            <text:p>94</text:p>
          </table:table-cell>
          <table:table-cell table:style-name="ce6" table:formula="of:=[.$D24]-SUM([.$H30:.K30])" office:value-type="float" office:value="94" calcext:value-type="float">
            <text:p>94</text:p>
          </table:table-cell>
          <table:table-cell table:style-name="ce6" table:formula="of:=[.$D24]-SUM([.$H30:.L30])" office:value-type="float" office:value="94" calcext:value-type="float">
            <text:p>94</text:p>
          </table:table-cell>
          <table:table-cell table:style-name="ce6" table:formula="of:=[.$D24]-SUM([.$H30:.M30])" office:value-type="float" office:value="84" calcext:value-type="float">
            <text:p>84</text:p>
          </table:table-cell>
          <table:table-cell table:style-name="ce6" table:formula="of:=[.$D24]-SUM([.$H30:.N30])" office:value-type="float" office:value="76" calcext:value-type="float">
            <text:p>76</text:p>
          </table:table-cell>
          <table:table-cell table:style-name="ce6" table:formula="of:=[.$D24]-SUM([.$H30:.O30])" office:value-type="float" office:value="76" calcext:value-type="float">
            <text:p>76</text:p>
          </table:table-cell>
          <table:table-cell table:style-name="ce6" table:formula="of:=[.$D24]-SUM([.$H30:.P30])" office:value-type="float" office:value="76" calcext:value-type="float">
            <text:p>76</text:p>
          </table:table-cell>
          <table:table-cell table:style-name="ce6" table:formula="of:=[.$D24]-SUM([.$H30:.Q30])" office:value-type="float" office:value="76" calcext:value-type="float">
            <text:p>76</text:p>
          </table:table-cell>
          <table:table-cell table:style-name="ce6" table:formula="of:=[.$D24]-SUM([.$H30:.R30])" office:value-type="float" office:value="76" calcext:value-type="float">
            <text:p>76</text:p>
          </table:table-cell>
          <table:table-cell table:style-name="ce6" table:formula="of:=[.$D24]-SUM([.$H30:.S30])" office:value-type="float" office:value="66" calcext:value-type="float">
            <text:p>66</text:p>
          </table:table-cell>
          <table:table-cell table:style-name="ce6" table:formula="of:=[.$D24]-SUM([.$H30:.T30])" office:value-type="float" office:value="61" calcext:value-type="float">
            <text:p>61</text:p>
          </table:table-cell>
          <table:table-cell table:style-name="ce6" table:formula="of:=[.$D24]-SUM([.$H30:.U30])" office:value-type="float" office:value="61" calcext:value-type="float">
            <text:p>61</text:p>
          </table:table-cell>
          <table:table-cell table:style-name="ce6" table:formula="of:=[.$D24]-SUM([.$H30:.V30])" office:value-type="float" office:value="58" calcext:value-type="float">
            <text:p>58</text:p>
          </table:table-cell>
          <table:table-cell table:style-name="ce6" table:formula="of:=[.$D24]-SUM([.$H30:.W30])" office:value-type="float" office:value="41" calcext:value-type="float">
            <text:p>41</text:p>
          </table:table-cell>
          <table:table-cell table:style-name="ce6" table:formula="of:=[.$D24]-SUM([.$H30:.X30])" office:value-type="float" office:value="41" calcext:value-type="float">
            <text:p>41</text:p>
          </table:table-cell>
          <table:table-cell table:style-name="ce6" table:formula="of:=[.$D24]-SUM([.$H30:.Y30])" office:value-type="float" office:value="41" calcext:value-type="float">
            <text:p>41</text:p>
          </table:table-cell>
          <table:table-cell table:style-name="ce6" table:formula="of:=[.$D24]-SUM([.$H30:.Z30])" office:value-type="float" office:value="41" calcext:value-type="float">
            <text:p>41</text:p>
          </table:table-cell>
          <table:table-cell table:style-name="ce6" table:formula="of:=[.$D24]-SUM([.$H30:.AA30])" office:value-type="float" office:value="38" calcext:value-type="float">
            <text:p>38</text:p>
          </table:table-cell>
          <table:table-cell table:style-name="ce6" table:formula="of:=[.$D24]-SUM([.$H30:.AB30])" office:value-type="float" office:value="38" calcext:value-type="float">
            <text:p>38</text:p>
          </table:table-cell>
          <table:table-cell table:style-name="ce6" table:formula="of:=[.$D24]-SUM([.$H30:.AC30])" office:value-type="float" office:value="38" calcext:value-type="float">
            <text:p>38</text:p>
          </table:table-cell>
          <table:table-cell table:style-name="ce6" table:formula="of:=[.$D24]-SUM([.$H30:.AD30])" office:value-type="float" office:value="38" calcext:value-type="float">
            <text:p>38</text:p>
          </table:table-cell>
          <table:table-cell table:style-name="ce6" table:formula="of:=[.$D24]-SUM([.$H30:.AE30])" office:value-type="float" office:value="33" calcext:value-type="float">
            <text:p>33</text:p>
          </table:table-cell>
          <table:table-cell table:style-name="ce6" table:formula="of:=[.$D24]-SUM([.$H30:.AF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formula="of:=SUM([.H32];[.H23])" office:value-type="float" office:value="4" calcext:value-type="float">
            <text:p>4</text:p>
          </table:table-cell>
          <table:table-cell table:formula="of:=SUM([.I32];[.I23])" office:value-type="float" office:value="8" calcext:value-type="float">
            <text:p>8</text:p>
          </table:table-cell>
          <table:table-cell table:formula="of:=SUM([.J32];[.J23])" office:value-type="float" office:value="12" calcext:value-type="float">
            <text:p>12</text:p>
          </table:table-cell>
          <table:table-cell table:formula="of:=SUM([.K32];[.K23])" office:value-type="float" office:value="15" calcext:value-type="float">
            <text:p>15</text:p>
          </table:table-cell>
          <table:table-cell table:formula="of:=SUM([.L32];[.L23])" office:value-type="float" office:value="19" calcext:value-type="float">
            <text:p>19</text:p>
          </table:table-cell>
          <table:table-cell table:formula="of:=SUM([.M32];[.M23])" office:value-type="float" office:value="22" calcext:value-type="float">
            <text:p>22</text:p>
          </table:table-cell>
          <table:table-cell table:formula="of:=SUM([.N32];[.N23])" office:value-type="float" office:value="26" calcext:value-type="float">
            <text:p>26</text:p>
          </table:table-cell>
          <table:table-cell table:formula="of:=SUM([.O32];[.O23])" office:value-type="float" office:value="30" calcext:value-type="float">
            <text:p>30</text:p>
          </table:table-cell>
          <table:table-cell table:formula="of:=SUM([.P32];[.P23])" office:value-type="float" office:value="34" calcext:value-type="float">
            <text:p>34</text:p>
          </table:table-cell>
          <table:table-cell table:formula="of:=SUM([.Q32];[.Q23])" office:value-type="float" office:value="38" calcext:value-type="float">
            <text:p>38</text:p>
          </table:table-cell>
          <table:table-cell table:formula="of:=SUM([.R32];[.R23])" office:value-type="float" office:value="42" calcext:value-type="float">
            <text:p>42</text:p>
          </table:table-cell>
          <table:table-cell table:formula="of:=SUM([.S32];[.S23])" office:value-type="float" office:value="46" calcext:value-type="float">
            <text:p>46</text:p>
          </table:table-cell>
          <table:table-cell table:formula="of:=SUM([.T32];[.T23])" office:value-type="float" office:value="50" calcext:value-type="float">
            <text:p>50</text:p>
          </table:table-cell>
          <table:table-cell table:formula="of:=SUM([.U32];[.U23])" office:value-type="float" office:value="54" calcext:value-type="float">
            <text:p>54</text:p>
          </table:table-cell>
          <table:table-cell table:formula="of:=SUM([.V32];[.V23])" office:value-type="float" office:value="58" calcext:value-type="float">
            <text:p>58</text:p>
          </table:table-cell>
          <table:table-cell table:formula="of:=SUM([.W32];[.W23])" office:value-type="float" office:value="62" calcext:value-type="float">
            <text:p>62</text:p>
          </table:table-cell>
          <table:table-cell table:formula="of:=SUM([.X32];[.X23])" office:value-type="float" office:value="66" calcext:value-type="float">
            <text:p>66</text:p>
          </table:table-cell>
          <table:table-cell table:formula="of:=SUM([.Y32];[.Y23])" office:value-type="float" office:value="70" calcext:value-type="float">
            <text:p>70</text:p>
          </table:table-cell>
          <table:table-cell table:formula="of:=SUM([.Z32];[.Z23])" office:value-type="float" office:value="73" calcext:value-type="float">
            <text:p>73</text:p>
          </table:table-cell>
          <table:table-cell table:formula="of:=SUM([.AA32];[.AA23])" office:value-type="float" office:value="77" calcext:value-type="float">
            <text:p>77</text:p>
          </table:table-cell>
          <table:table-cell table:formula="of:=SUM([.AB32];[.AB23])" office:value-type="float" office:value="82" calcext:value-type="float">
            <text:p>82</text:p>
          </table:table-cell>
          <table:table-cell table:formula="of:=SUM([.AC32];[.AC23])" office:value-type="float" office:value="86" calcext:value-type="float">
            <text:p>86</text:p>
          </table:table-cell>
          <table:table-cell table:formula="of:=SUM([.AD32];[.AD23])" office:value-type="float" office:value="90" calcext:value-type="float">
            <text:p>90</text:p>
          </table:table-cell>
          <table:table-cell table:formula="of:=SUM([.AE32];[.AE2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94" calcext:value-type="float">
            <text:p>94</text:p>
          </table:table-cell>
          <table:table-cell table:formula="of:=SUM([.H33];-4)" office:value-type="float" office:value="90" calcext:value-type="float">
            <text:p>90</text:p>
          </table:table-cell>
          <table:table-cell table:formula="of:=SUM([.I33];-4)" office:value-type="float" office:value="86" calcext:value-type="float">
            <text:p>86</text:p>
          </table:table-cell>
          <table:table-cell table:formula="of:=SUM([.J33];-4)" office:value-type="float" office:value="82" calcext:value-type="float">
            <text:p>82</text:p>
          </table:table-cell>
          <table:table-cell table:formula="of:=SUM([.K33];-4)" office:value-type="float" office:value="78" calcext:value-type="float">
            <text:p>78</text:p>
          </table:table-cell>
          <table:table-cell table:formula="of:=SUM([.L33];-4)" office:value-type="float" office:value="74" calcext:value-type="float">
            <text:p>74</text:p>
          </table:table-cell>
          <table:table-cell table:formula="of:=SUM([.M33];-4)" office:value-type="float" office:value="70" calcext:value-type="float">
            <text:p>70</text:p>
          </table:table-cell>
          <table:table-cell table:formula="of:=SUM([.N33];-4)" office:value-type="float" office:value="66" calcext:value-type="float">
            <text:p>66</text:p>
          </table:table-cell>
          <table:table-cell table:formula="of:=SUM([.O33];-4)" office:value-type="float" office:value="62" calcext:value-type="float">
            <text:p>62</text:p>
          </table:table-cell>
          <table:table-cell table:formula="of:=SUM([.P33];-4)" office:value-type="float" office:value="58" calcext:value-type="float">
            <text:p>58</text:p>
          </table:table-cell>
          <table:table-cell table:formula="of:=SUM([.Q33];-4)" office:value-type="float" office:value="54" calcext:value-type="float">
            <text:p>54</text:p>
          </table:table-cell>
          <table:table-cell table:formula="of:=SUM([.R33];-4)" office:value-type="float" office:value="50" calcext:value-type="float">
            <text:p>50</text:p>
          </table:table-cell>
          <table:table-cell table:formula="of:=SUM([.S33];-4)" office:value-type="float" office:value="46" calcext:value-type="float">
            <text:p>46</text:p>
          </table:table-cell>
          <table:table-cell table:formula="of:=SUM([.T33];-4)" office:value-type="float" office:value="42" calcext:value-type="float">
            <text:p>42</text:p>
          </table:table-cell>
          <table:table-cell table:formula="of:=SUM([.U33];-4)" office:value-type="float" office:value="38" calcext:value-type="float">
            <text:p>38</text:p>
          </table:table-cell>
          <table:table-cell table:formula="of:=SUM([.V33];-4)" office:value-type="float" office:value="34" calcext:value-type="float">
            <text:p>34</text:p>
          </table:table-cell>
          <table:table-cell table:formula="of:=SUM([.W33];-4)" office:value-type="float" office:value="30" calcext:value-type="float">
            <text:p>30</text:p>
          </table:table-cell>
          <table:table-cell table:formula="of:=SUM([.X33];-4)" office:value-type="float" office:value="26" calcext:value-type="float">
            <text:p>26</text:p>
          </table:table-cell>
          <table:table-cell table:formula="of:=SUM([.Y33];-4)" office:value-type="float" office:value="22" calcext:value-type="float">
            <text:p>22</text:p>
          </table:table-cell>
          <table:table-cell table:formula="of:=SUM([.Z33];-4)" office:value-type="float" office:value="18" calcext:value-type="float">
            <text:p>18</text:p>
          </table:table-cell>
          <table:table-cell table:formula="of:=SUM([.AA33];-4)" office:value-type="float" office:value="14" calcext:value-type="float">
            <text:p>14</text:p>
          </table:table-cell>
          <table:table-cell table:formula="of:=SUM([.AB33];-4)" office:value-type="float" office:value="10" calcext:value-type="float">
            <text:p>10</text:p>
          </table:table-cell>
          <table:table-cell table:formula="of:=SUM([.AC33];-4)" office:value-type="float" office:value="6" calcext:value-type="float">
            <text:p>6</text:p>
          </table:table-cell>
          <table:table-cell table:formula="of:=SUM([.AD33];-4)" office:value-type="float" office:value="2" calcext:value-type="float">
            <text:p>2</text:p>
          </table:table-cell>
          <table:table-cell table:formula="of:=SUM([.AE33];-4)" office:value-type="float" office:value="-2" calcext:value-type="float">
            <text:p>-2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1:Sheet1.AF31 Sheet1.H32:Sheet1.AF32 Sheet1.H33:Sheet1.A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22:08:19.072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9T22:13:17.470446000</dc:date>
    <meta:editing-duration>PT5H44M33S</meta:editing-duration>
    <meta:editing-cycles>54</meta:editing-cycles>
    <meta:generator>LibreOffice/5.1.3.2$MacOSX_X86_64 LibreOffice_project/644e4637d1d8544fd9f56425bd6cec110e49301b</meta:generator>
    <meta:document-statistic meta:table-count="2" meta:cell-count="3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legend chart:legend-position="end" svg:x="23.647cm" svg:y="6.726cm" style:legend-expansion="high" chart:style-name="ch2"/>
        <chart:plot-area chart:style-name="ch3" table:cell-range-address="Sheet1.H31:Sheet1.AF33" chart:data-source-has-labels="row" svg:x="0.523cm" svg:y="0.299cm" svg:width="22.601cm" svg:height="14.395cm">
          <chartooo:coordinate-region svg:x="1.264cm" svg:y="0.47cm" svg:width="21.58cm" svg:height="14.0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1:Sheet1.AF31" loext:label-string="hora" chart:class="chart:line">
            <chart:data-point chart:repeated="25"/>
          </chart:series>
          <chart:series chart:style-name="ch7" chart:values-cell-range-address="Sheet1.H32:Sheet1.AF32" chart:class="chart:line">
            <chart:data-point chart:repeated="25"/>
          </chart:series>
          <chart:series chart:style-name="ch8" chart:values-cell-range-address="Sheet1.H33:Sheet1.AF33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</text:p>
              </table:table-cell>
              <table:table-cell office:value-type="string">
                <text:p>Row 32</text:p>
              </table:table-cell>
              <table:table-cell office:value-type="string">
                <text:p>Row 3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31:Sheet1.AF31</svg:desc>
                </draw:g>
              </table:table-cell>
              <table:table-cell office:value-type="float" office:value="0">
                <text:p>0</text:p>
                <draw:g>
                  <svg:desc>Sheet1.H32:Sheet1.AF32</svg:desc>
                </draw:g>
              </table:table-cell>
              <table:table-cell office:value-type="float" office:value="94">
                <text:p>94</text:p>
                <draw:g>
                  <svg:desc>Sheet1.H33:Sheet1.A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